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o stretchy="false">ψ</mo>
              <mi mathvariant="italic">lm</mi>
            </msub>
            <mrow>
              <mrow>
                <mo stretchy="false">(</mo>
                <mrow>
                  <mstyle mathvariant="bold">
                    <mrow>
                      <mi>r</mi>
                    </mrow>
                  </mstyle>
                </mrow>
                <mo stretchy="false">)</mo>
              </mrow>
              <mo stretchy="false">≡</mo>
              <mrow>
                <mo stretchy="false">〈</mo>
                <mrow>
                  <mrow>
                    <mstyle mathvariant="bold">
                      <mrow>
                        <mi>r</mi>
                      </mrow>
                    </mstyle>
                  </mrow>
                  <mo stretchy="false">∣</mo>
                  <mrow>
                    <mi>l</mi>
                    <mi>m</mi>
                  </mrow>
                </mrow>
                <mo stretchy="false">〉</mo>
              </mrow>
            </mrow>
          </mrow>
        </mtd>
      </mtr>
      <mtr>
        <mtd>
          <mrow>
            <mo stretchy="false">⇒</mo>
          </mrow>
        </mtd>
      </mtr>
      <mtr>
        <mtd>
          <mrow>
            <msup>
              <mrow>
                <mstyle mathvariant="bold">
                  <mrow>
                    <mi>L</mi>
                  </mrow>
                </mstyle>
              </mrow>
              <mn>2</mn>
            </msup>
            <msub>
              <mo stretchy="false">ψ</mo>
              <mi mathvariant="italic">lm</mi>
            </msub>
            <mrow>
              <mrow>
                <mo stretchy="false">(</mo>
                <mrow>
                  <mstyle mathvariant="bold">
                    <mrow>
                      <mi>r</mi>
                    </mrow>
                  </mstyle>
                </mrow>
                <mo stretchy="false">)</mo>
              </mrow>
              <mo stretchy="false">=</mo>
              <mrow>
                <mo stretchy="false">−</mo>
                <msup>
                  <mo stretchy="false">ℏ</mo>
                  <mn>2</mn>
                </msup>
              </mrow>
            </mrow>
            <msup>
              <mrow>
                <mo stretchy="false">(</mo>
                <mrow>
                  <mrow>
                    <mstyle mathvariant="bold">
                      <mrow>
                        <mi>r</mi>
                      </mrow>
                    </mstyle>
                    <mo stretchy="false">×</mo>
                    <mo stretchy="false">∇</mo>
                  </mrow>
                </mrow>
                <mo stretchy="false">)</mo>
              </mrow>
              <mn>2</mn>
            </msup>
            <msub>
              <mo stretchy="false">ψ</mo>
              <mi mathvariant="italic">lm</mi>
            </msub>
            <mrow>
              <mrow>
                <mo stretchy="false">(</mo>
                <mrow>
                  <mstyle mathvariant="bold">
                    <mrow>
                      <mi>r</mi>
                    </mrow>
                  </mstyle>
                </mrow>
                <mo stretchy="false">)</mo>
              </mrow>
              <mo stretchy="false">=</mo>
              <msup>
                <mo stretchy="false">ℏ</mo>
                <mn>2</mn>
              </msup>
            </mrow>
            <mi>l</mi>
            <mrow>
              <mo stretchy="false">(</mo>
              <mrow>
                <mrow>
                  <mi>l</mi>
                  <mo stretchy="false">+</mo>
                  <mn>1</mn>
                </mrow>
              </mrow>
              <mo stretchy="false">)</mo>
            </mrow>
            <msub>
              <mo stretchy="false">ψ</mo>
              <mi mathvariant="italic">lm</mi>
            </msub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</mrow>
        </mtd>
      </mtr>
      <mtr>
        <mtd>
          <mrow>
            <msub>
              <mi>L</mi>
              <mi>z</mi>
            </msub>
            <msub>
              <mo stretchy="false">ψ</mo>
              <mi mathvariant="italic">lm</mi>
            </msub>
            <mrow>
              <mrow>
                <mo stretchy="false">(</mo>
                <mrow>
                  <mstyle mathvariant="bold">
                    <mrow>
                      <mi>r</mi>
                    </mrow>
                  </mstyle>
                </mrow>
                <mo stretchy="false">)</mo>
              </mrow>
              <mo stretchy="false">=</mo>
              <mfrac>
                <mo stretchy="false">ℏ</mo>
                <mtext>i</mtext>
              </mfrac>
            </mrow>
            <msub>
              <mrow>
                <mo stretchy="false">(</mo>
                <mrow>
                  <mrow>
                    <mstyle mathvariant="bold">
                      <mrow>
                        <mi>r</mi>
                      </mrow>
                    </mstyle>
                    <mo stretchy="false">×</mo>
                    <mo stretchy="false">∇</mo>
                  </mrow>
                </mrow>
                <mo stretchy="false">)</mo>
              </mrow>
              <mi>z</mi>
            </msub>
            <msub>
              <mo stretchy="false">ψ</mo>
              <mi mathvariant="italic">lm</mi>
            </msub>
            <mrow>
              <mrow>
                <mo stretchy="false">(</mo>
                <mrow>
                  <mstyle mathvariant="bold">
                    <mrow>
                      <mi>r</mi>
                    </mrow>
                  </mstyle>
                </mrow>
                <mo stretchy="false">)</mo>
              </mrow>
              <mo stretchy="false">=</mo>
              <mo stretchy="false">ℏ</mo>
            </mrow>
            <mi>m</mi>
            <msub>
              <mo stretchy="false">ψ</mo>
              <mi mathvariant="italic">lm</mi>
            </msub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</mrow>
        </mtd>
      </mtr>
    </mtable>
    <annotation encoding="StarMath 5.0">%ipsi _lm (bold r) equiv langle bold r mline l m rangle newline
drarrow newline
{bold L} ^2 %ipsi _lm (bold r) =
- hbar ^2 (bold r times nabla) ^2 %ipsi _lm (bold r) =
hbar ^2 l (l + 1) %ipsi _lm (bold r)

newline
alignc
L_z %ipsi _lm (bold r) =
hbar over "i" (bold r times nabla) _z %ipsi _lm (bold r) =
hbar m %ipsi _lm (bold r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2:58:22.789000000</meta:creation-date>
    <meta:generator>LibreOffice/4.1.4.2$Windows_x86 LibreOffice_project/0a0440ccc0227ad9829de5f46be37cfb6edcf72</meta:generator>
  </office:meta>
</office:document-meta>
</file>